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decil</text:p>
          </table:table-cell>
          <table:table-cell office:value-type="string" calcext:value-type="string">
            <text:p>ing totales</text:p>
          </table:table-cell>
          <table:table-cell table:style-name="Default" office:value-type="string" calcext:value-type="string">
            <text:p>it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480529" calcext:value-type="float">
            <text:p>389480529</text:p>
          </table:table-cell>
          <table:table-cell table:formula="of:=[.D2]/[.D12]" office:value-type="percentage" office:value="1.52667423328684" calcext:value-type="percentage">
            <text:p>153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1292113" calcext:value-type="float">
            <text:p>661292113</text:p>
          </table:table-cell>
          <table:table-cell table:formula="of:=[.D3]/[.D13]" office:value-type="percentage" office:value="1.52478021286573" calcext:value-type="percentage">
            <text:p>152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8482225" calcext:value-type="float">
            <text:p>738482225</text:p>
          </table:table-cell>
          <table:table-cell table:formula="of:=[.D4]/[.D14]" office:value-type="percentage" office:value="1.34175584499221" calcext:value-type="percentage">
            <text:p>134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7497782" calcext:value-type="float">
            <text:p>817497782</text:p>
          </table:table-cell>
          <table:table-cell table:formula="of:=[.D5]/[.D15]" office:value-type="percentage" office:value="1.42959228739251" calcext:value-type="percentage">
            <text:p>143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40573839" calcext:value-type="float">
            <text:p>940573839</text:p>
          </table:table-cell>
          <table:table-cell table:formula="of:=[.D6]/[.D16]" office:value-type="percentage" office:value="1.42094642235343" calcext:value-type="percentage">
            <text:p>142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88631792" calcext:value-type="float">
            <text:p>1088631792</text:p>
          </table:table-cell>
          <table:table-cell table:formula="of:=[.D7]/[.D17]" office:value-type="percentage" office:value="1.44492891330568" calcext:value-type="percentage">
            <text:p>144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08281539" calcext:value-type="float">
            <text:p>1308281539</text:p>
          </table:table-cell>
          <table:table-cell table:formula="of:=[.D8]/[.D18]" office:value-type="percentage" office:value="1.36455840426541" calcext:value-type="percentage">
            <text:p>136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93655871" calcext:value-type="float">
            <text:p>1493655871</text:p>
          </table:table-cell>
          <table:table-cell table:formula="of:=[.D9]/[.D19]" office:value-type="percentage" office:value="1.45335516080336" calcext:value-type="percentage">
            <text:p>145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70324700" calcext:value-type="float">
            <text:p>1870324700</text:p>
          </table:table-cell>
          <table:table-cell table:formula="of:=[.D10]/[.D20]" office:value-type="percentage" office:value="1.47560225044999" calcext:value-type="percentage">
            <text:p>148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19310824" calcext:value-type="float">
            <text:p>3019310824</text:p>
          </table:table-cell>
          <table:table-cell table:formula="of:=[.D11]/[.D21]" office:value-type="percentage" office:value="1.43302657982581" calcext:value-type="percentage">
            <text:p>143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5116986" calcext:value-type="float">
            <text:p>255116986</text:p>
          </table:table-cell>
          <table:table-cell table:formula="of:=[.D12]/[.D22]" office:value-type="percentage" office:value="1.30478969190463" calcext:value-type="percentage">
            <text:p>130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3696678" calcext:value-type="float">
            <text:p>433696678</text:p>
          </table:table-cell>
          <table:table-cell table:formula="of:=[.D13]/[.D23]" office:value-type="percentage" office:value="1.26903711213491" calcext:value-type="percentage">
            <text:p>127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0384951" calcext:value-type="float">
            <text:p>550384951</text:p>
          </table:table-cell>
          <table:table-cell table:formula="of:=[.D14]/[.D24]" office:value-type="percentage" office:value="1.32175105853265" calcext:value-type="percentage">
            <text:p>132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1839810" calcext:value-type="float">
            <text:p>571839810</text:p>
          </table:table-cell>
          <table:table-cell table:formula="of:=[.D15]/[.D25]" office:value-type="percentage" office:value="1.25688734225579" calcext:value-type="percentage">
            <text:p>126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1934767" calcext:value-type="float">
            <text:p>661934767</text:p>
          </table:table-cell>
          <table:table-cell table:formula="of:=[.D16]/[.D26]" office:value-type="percentage" office:value="1.3166586998976" calcext:value-type="percentage">
            <text:p>132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3415467" calcext:value-type="float">
            <text:p>753415467</text:p>
          </table:table-cell>
          <table:table-cell table:formula="of:=[.D17]/[.D27]" office:value-type="percentage" office:value="1.37722209922207" calcext:value-type="percentage">
            <text:p>138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8758185" calcext:value-type="float">
            <text:p>958758185</text:p>
          </table:table-cell>
          <table:table-cell table:formula="of:=[.D18]/[.D28]" office:value-type="percentage" office:value="1.39015643208696" calcext:value-type="percentage">
            <text:p>139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7729430" calcext:value-type="float">
            <text:p>1027729430</text:p>
          </table:table-cell>
          <table:table-cell table:formula="of:=[.D19]/[.D29]" office:value-type="percentage" office:value="1.23221875446497" calcext:value-type="percentage">
            <text:p>123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67499219" calcext:value-type="float">
            <text:p>1267499219</text:p>
          </table:table-cell>
          <table:table-cell table:formula="of:=[.D20]/[.D30]" office:value-type="percentage" office:value="1.1854785684577" calcext:value-type="percentage">
            <text:p>119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06946840" calcext:value-type="float">
            <text:p>2106946840</text:p>
          </table:table-cell>
          <table:table-cell table:formula="of:=[.D21]/[.D31]" office:value-type="percentage" office:value="1.13009052620914" calcext:value-type="percentage">
            <text:p>113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523453" calcext:value-type="float">
            <text:p>195523453</text:p>
          </table:table-cell>
          <table:table-cell table:formula="of:=[.D22]/[.D32]" office:value-type="percentage" office:value="1.2671772525687" calcext:value-type="percentage">
            <text:p>127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752557" calcext:value-type="float">
            <text:p>341752557</text:p>
          </table:table-cell>
          <table:table-cell table:formula="of:=[.D23]/[.D33]" office:value-type="percentage" office:value="1.38433123513091" calcext:value-type="percentage">
            <text:p>138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6405909" calcext:value-type="float">
            <text:p>416405909</text:p>
          </table:table-cell>
          <table:table-cell table:formula="of:=[.D24]/[.D34]" office:value-type="percentage" office:value="1.37888820715542" calcext:value-type="percentage">
            <text:p>138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4965048" calcext:value-type="float">
            <text:p>454965048</text:p>
          </table:table-cell>
          <table:table-cell table:formula="of:=[.D25]/[.D35]" office:value-type="percentage" office:value="1.41585669707476" calcext:value-type="percentage">
            <text:p>142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2738308" calcext:value-type="float">
            <text:p>502738308</text:p>
          </table:table-cell>
          <table:table-cell table:formula="of:=[.D26]/[.D36]" office:value-type="percentage" office:value="1.45939311214469" calcext:value-type="percentage">
            <text:p>146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7054442" calcext:value-type="float">
            <text:p>547054442</text:p>
          </table:table-cell>
          <table:table-cell table:formula="of:=[.D27]/[.D37]" office:value-type="percentage" office:value="1.31427656516785" calcext:value-type="percentage">
            <text:p>131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9676473" calcext:value-type="float">
            <text:p>689676473</text:p>
          </table:table-cell>
          <table:table-cell table:formula="of:=[.D28]/[.D38]" office:value-type="percentage" office:value="1.44899883444373" calcext:value-type="percentage">
            <text:p>145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4047872" calcext:value-type="float">
            <text:p>834047872</text:p>
          </table:table-cell>
          <table:table-cell table:formula="of:=[.D29]/[.D39]" office:value-type="percentage" office:value="1.49817156141338" calcext:value-type="percentage">
            <text:p>150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69187797" calcext:value-type="float">
            <text:p>1069187797</text:p>
          </table:table-cell>
          <table:table-cell table:formula="of:=[.D30]/[.D40]" office:value-type="percentage" office:value="1.63645270962423" calcext:value-type="percentage">
            <text:p>164%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64405365" calcext:value-type="float">
            <text:p>1864405365</text:p>
          </table:table-cell>
          <table:table-cell table:formula="of:=[.D31]/[.D41]" office:value-type="percentage" office:value="1.6286759028107" calcext:value-type="percentage">
            <text:p>163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4298424" calcext:value-type="float">
            <text:p>154298424</text:p>
          </table:table-cell>
          <table:table-cell table:formula="of:=[.D32]/[.D42]" office:value-type="percentage" office:value="1.32876718451311" calcext:value-type="percentage">
            <text:p>133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6871954" calcext:value-type="float">
            <text:p>246871954</text:p>
          </table:table-cell>
          <table:table-cell table:formula="of:=[.D33]/[.D43]" office:value-type="percentage" office:value="1.28680062057628" calcext:value-type="percentage">
            <text:p>129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1986707" calcext:value-type="float">
            <text:p>301986707</text:p>
          </table:table-cell>
          <table:table-cell table:formula="of:=[.D34]/[.D44]" office:value-type="percentage" office:value="1.36035383603987" calcext:value-type="percentage">
            <text:p>136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1335520" calcext:value-type="float">
            <text:p>321335520</text:p>
          </table:table-cell>
          <table:table-cell table:formula="of:=[.D35]/[.D45]" office:value-type="percentage" office:value="1.33467876344255" calcext:value-type="percentage">
            <text:p>133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4484501" calcext:value-type="float">
            <text:p>344484501</text:p>
          </table:table-cell>
          <table:table-cell table:formula="of:=[.D36]/[.D46]" office:value-type="percentage" office:value="1.16029723241705" calcext:value-type="percentage">
            <text:p>116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6239973" calcext:value-type="float">
            <text:p>416239973</text:p>
          </table:table-cell>
          <table:table-cell table:formula="of:=[.D37]/[.D47]" office:value-type="percentage" office:value="1.23101247058833" calcext:value-type="percentage">
            <text:p>123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5967583" calcext:value-type="float">
            <text:p>475967583</text:p>
          </table:table-cell>
          <table:table-cell table:formula="of:=[.D38]/[.D48]" office:value-type="percentage" office:value="1.21826940845711" calcext:value-type="percentage">
            <text:p>122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6710522" calcext:value-type="float">
            <text:p>556710522</text:p>
          </table:table-cell>
          <table:table-cell table:formula="of:=[.D39]/[.D49]" office:value-type="percentage" office:value="1.18455481887038" calcext:value-type="percentage">
            <text:p>118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3356978" calcext:value-type="float">
            <text:p>653356978</text:p>
          </table:table-cell>
          <table:table-cell table:formula="of:=[.D40]/[.D50]" office:value-type="percentage" office:value="1.21494274544673" calcext:value-type="percentage">
            <text:p>121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44736876" calcext:value-type="float">
            <text:p>1144736876</text:p>
          </table:table-cell>
          <table:table-cell table:formula="of:=[.D41]/[.D51]" office:value-type="percentage" office:value="1.36803544842229" calcext:value-type="percentage">
            <text:p>137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121489" calcext:value-type="float">
            <text:p>116121489</text:p>
          </table:table-cell>
          <table:table-cell table:formula="of:=[.D42]/[.D52]" office:value-type="percentage" office:value="1.30512374649962" calcext:value-type="percentage">
            <text:p>131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1849421" calcext:value-type="float">
            <text:p>191849421</text:p>
          </table:table-cell>
          <table:table-cell table:formula="of:=[.D43]/[.D53]" office:value-type="percentage" office:value="1.3683854252882" calcext:value-type="percentage">
            <text:p>137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991293" calcext:value-type="float">
            <text:p>221991293</text:p>
          </table:table-cell>
          <table:table-cell table:formula="of:=[.D44]/[.D54]" office:value-type="percentage" office:value="1.28469697827072" calcext:value-type="percentage">
            <text:p>128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0758697" calcext:value-type="float">
            <text:p>240758697</text:p>
          </table:table-cell>
          <table:table-cell table:formula="of:=[.D45]/[.D55]" office:value-type="percentage" office:value="1.31124976034815" calcext:value-type="percentage">
            <text:p>131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6893323" calcext:value-type="float">
            <text:p>296893323</text:p>
          </table:table-cell>
          <table:table-cell table:formula="of:=[.D46]/[.D56]" office:value-type="percentage" office:value="1.4850523716322" calcext:value-type="percentage">
            <text:p>149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8128153" calcext:value-type="float">
            <text:p>338128153</text:p>
          </table:table-cell>
          <table:table-cell table:formula="of:=[.D47]/[.D57]" office:value-type="percentage" office:value="1.42843293093716" calcext:value-type="percentage">
            <text:p>143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0691566" calcext:value-type="float">
            <text:p>390691566</text:p>
          </table:table-cell>
          <table:table-cell table:formula="of:=[.D48]/[.D58]" office:value-type="percentage" office:value="1.46568539031075" calcext:value-type="percentage">
            <text:p>147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9974469" calcext:value-type="float">
            <text:p>469974469</text:p>
          </table:table-cell>
          <table:table-cell table:formula="of:=[.D49]/[.D59]" office:value-type="percentage" office:value="1.45989648864793" calcext:value-type="percentage">
            <text:p>146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37767710" calcext:value-type="float">
            <text:p>537767710</text:p>
          </table:table-cell>
          <table:table-cell table:formula="of:=[.D50]/[.D60]" office:value-type="percentage" office:value="1.34657747174485" calcext:value-type="percentage">
            <text:p>135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36774279" calcext:value-type="float">
            <text:p>836774279</text:p>
          </table:table-cell>
          <table:table-cell table:formula="of:=[.D51]/[.D61]" office:value-type="percentage" office:value="1.50290873596237" calcext:value-type="percentage">
            <text:p>150%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973547" calcext:value-type="float">
            <text:p>88973547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201304" calcext:value-type="float">
            <text:p>140201304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796618" calcext:value-type="float">
            <text:p>172796618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3610098" calcext:value-type="float">
            <text:p>183610098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9921113" calcext:value-type="float">
            <text:p>199921113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6712656" calcext:value-type="float">
            <text:p>236712656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6558955" calcext:value-type="float">
            <text:p>266558955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1923145" calcext:value-type="float">
            <text:p>321923145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9358909" calcext:value-type="float">
            <text:p>399358909</text:p>
          </table:table-cell>
          <table:table-cell table:style-name="Default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6769855" calcext:value-type="float">
            <text:p>556769855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2:42:55.310553115</meta:creation-date>
    <dc:date>2024-12-20T12:53:57.804720247</dc:date>
    <meta:editing-duration>PT52S</meta:editing-duration>
    <meta:editing-cycles>1</meta:editing-cycles>
    <meta:document-statistic meta:table-count="1" meta:cell-count="296" meta:object-count="0"/>
    <meta:generator>LibreOffice/7.3.7.2$Linux_X86_64 LibreOffice_project/30$Build-2</meta:generator>
  </office:meta>
</office:document-meta>
</file>